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cm" fo:line-height="150%"/>
    </style:style>
    <style:style style:name="P5" style:family="paragraph" style:parent-style-name="Standard">
      <style:paragraph-properties fo:margin-top="0cm" fo:margin-bottom="0cm" fo:line-height="150%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P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fo:language="uk" fo:country="UA" style:font-size-asian="14pt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В</text:span><text:span text:style-name="T4">ІДГУК</text:span></text:p>
      <text:p text:style-name="P5"><text:span text:style-name="T3">керівника дипломного проекту освітньо-кваліфікаційного рівня «Бакалавр»</text:span></text:p>
      <text:p text:style-name="P1"><text:span text:style-name="T3">на тему «СИСТЕМА РОЗПІЗНАВАННЯ ГРАФІЧНИХ ОБРАЗІВ НА ОСНОВІ ВИКОРИСТАННЯ ГРАФІЧНИХ ПРОЦЕСОРІВ» студента групи КП-91 Паляниці Олега Вікторовича</text:span></text:p>
      <text:p text:style-name="P7"><text:span text:style-name="T3">Дипломний проект студента Паляниці О.В. присвячений вирішенню проблеми розпізнавання графічних об'єктів у реальному часі. </text:span><text:span text:style-name="T1">Метою роботи</text:span><text:span text:style-name="T3"> є </text:span><text:span text:style-name="T3"><text:s/>реалізація методу Віоли-Джонса з прискоренням на паралельних архітектурах. Дипломний проект повністю відповідає поставленому завданню.</text:span></text:p>
      <text:p text:style-name="P7"><text:span text:style-name="T3">Під час виконання проекту студент Паляниці О.В. продемонстрував ґрунтовні знання, а також здатність самостійно формулювати завдання, успішно їх вирішувати та ефективно працювати з джерелами.</text:span></text:p>
      <text:p text:style-name="P8"><text:span text:style-name="T3">Особистим здобутком Паляниці О.В. у рамках даного дипломного проекту є аналіз недоліків існуючого ПЗ та </text:span><text:bookmark text:name="_GoBack"/><text:span text:style-name="T3">реалізація програмного продукту, що усуває деякі з цих недоліків.</text:span></text:p>
      <text:p text:style-name="P8"><text:span text:style-name="T3">Вважаю, що дипломний проект Паляниці О.В. відповідає вимогам до бакалаврських робіт, а її автору, студенту Паляниці О.В., може бути присуджена ккваліфікація бакалавр за навчальним напрямком 6.050103 «Програмна інженерія».</text:span></text:p>
      <text:p text:style-name="P2"/>
      <text:p text:style-name="P3"><text:span text:style-name="T3"/></text:p>
      <text:p text:style-name="P3"><text:span text:style-name="T3">Науковий керівник</text:span></text:p>
      <text:p text:style-name="P4"><text:span text:style-name="T3">доцент кафедри спеціалізованих</text:span></text:p>
      <text:p text:style-name="P4"><text:span text:style-name="T3">комп’ютерних систем, к.т.н<text:tab/><text:tab/><text:tab/><text:tab/><text:tab/><text:tab/>Марченко О.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ька</meta:initial-creator>
    <dc:creator>olehp </dc:creator>
    <meta:editing-cycles>8</meta:editing-cycles>
    <meta:print-date>2012-05-22T08:22:00</meta:print-date>
    <meta:creation-date>2012-05-22T05:25:00</meta:creation-date>
    <dc:date>2013-06-11T22:40:23</dc:date>
    <meta:editing-duration>PT7M43S</meta:editing-duration>
    <meta:generator>LibreOffice/3.5$Linux_X86_64 LibreOffice_project/350m1$Build-2</meta:generator>
    <meta:document-statistic meta:table-count="0" meta:image-count="0" meta:object-count="0" meta:page-count="1" meta:paragraph-count="10" meta:word-count="141" meta:character-count="1162" meta:non-whitespace-character-count="10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